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605c" officeooo:paragraph-rsid="0017605c"/>
    </style:style>
    <style:style style:name="P2" style:family="paragraph" style:parent-style-name="Standard">
      <style:paragraph-properties fo:text-align="center" style:justify-single-word="false"/>
      <style:text-properties officeooo:rsid="0017605c" officeooo:paragraph-rsid="0017605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Shower Thought: I can handle the history, but the morals I don’t Understand</text:p>
      <text:p text:style-name="P2">Sunday, September 23, 2018</text:p>
      <text:p text:style-name="P1"/>
      <text:p text:style-name="P1"><text:tab/>I’ve come to a conclusion. The history of the church is fine. Whatever. It’s history. Let it be. But, the problem I have with it? The morals of the people we cherish as leaders of the church back then. Lying to other people about practicing polygamy? Being secret about it all? God says to do it, you do it, then he tells you to not tell anyone and keep it hush hush. So when you’re asked about it you deny it? Because an angel with a drawn sword told you so.</text:p>
      <text:p text:style-name="P1"><text:tab/>Reminds me of texts in the Book of Mormon about the Gadianton Robbers who would swear upon oaths that they would rather die than to tell what goes on in their secret meetings.</text:p>
      <text:p text:style-name="P1"><text:tab/>It’s a simple thought. But it is a thought.</text:p>
      <text:p text:style-name="P1"><text:tab/>To publicly announce on more than one occasion that you do not follow or practice a certain lifestyle, and then excommunicate others<text:note text:id="ftn0" text:note-class="footnote"><text:note-citation>1</text:note-citation><text:note-body><text:p text:style-name="Footnote">Times and Seasons Vol 5, page 423 </text:p></text:note-body></text:note> who have doesn’t seem right to me. The typical response is it wasn’t done through the proper authority or channels. If Joseph Smith married Fanny Alger in 1833, that was 3 years <text:span text:style-name="T1">before</text:span><text:span text:style-name="T2"> the sealing power was restored. So what was he doing at that time if the power wasn’t on the earth to bind people together? Was it an affair? Then it was denied for so many years.</text:span></text:p>
      <text:p text:style-name="P1"><text:span text:style-name="T2"><text:tab/>Follow the prophet...follow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1:15:10.877000000</meta:creation-date>
    <dc:date>2018-09-23T11:20:40.161000000</dc:date>
    <meta:editing-duration>PT5M30S</meta:editing-duration>
    <meta:editing-cycles>2</meta:editing-cycles>
    <meta:generator>LibreOffice/6.1.1.2$Windows_X86_64 LibreOffice_project/5d19a1bfa650b796764388cd8b33a5af1f5baa1b</meta:generator>
    <meta:document-statistic meta:table-count="0" meta:image-count="0" meta:object-count="0" meta:page-count="1" meta:paragraph-count="8" meta:word-count="253" meta:character-count="1350" meta:non-whitespace-character-count="1099"/>
  </office:meta>
</office:document-meta>
</file>